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0.6472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272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32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1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oup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E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];[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table table:name="Groupe2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E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];[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4-10-14T10:27:37.180058326</dc:date>
    <meta:editing-duration>PT2H28M30S</meta:editing-duration>
    <meta:editing-cycles>18</meta:editing-cycles>
    <meta:document-statistic meta:table-count="2" meta:cell-count="66" meta:object-count="0"/>
  </office:meta>
</office:document-meta>
</file>